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82cm" svg:height="0.35cm" svg:x="3.211cm" svg:y="1.5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3cm" svg:height="0.356cm" svg:x="4.188cm" svg:y="0.8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3cm" svg:height="0.356cm" svg:x="3.505cm" svg:y="0.3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53cm" svg:height="0.356cm" svg:x="2.737cm" svg:y="0.1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61cm" svg:height="0.356cm" svg:x="1.928cm" svg:y="0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615cm" svg:height="0.36cm" svg:x="1.168cm" svg:y="0.77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837cm" svg:height="0.36cm" svg:x="4.037cm" svg:y="2.65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837cm" svg:height="0.36cm" svg:x="3.278cm" svg:y="3.1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layer="layout" svg:width="0.756cm" svg:height="0.36cm" svg:x="2.477cm" svg:y="3.25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0.756cm" svg:height="0.36cm" svg:x="1.724cm" svg:y="3.07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layer="layout" svg:width="0.756cm" svg:height="0.36cm" svg:x="1.045cm" svg:y="2.48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layer="layout" svg:width="0.434cm" svg:height="0.469cm" svg:x="4.734cm" svg:y="1.37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4.722cm" svg:y1="1.898cm" svg:x2="4.643cm" svg:y2="1.403cm">
          <text:p/>
        </draw:line>
        <draw:polygon draw:style-name="gr3" draw:text-style-name="P1" draw:layer="layout" svg:width="0cm" svg:height="0cm" svg:x="3.782cm" svg:y="2.346cm" svg:viewBox="0 0 0 0" draw:points="0,0">
          <text:p/>
        </draw:polygon>
        <draw:polygon draw:style-name="gr3" draw:text-style-name="P1" draw:layer="layout" svg:width="0cm" svg:height="0cm" svg:x="3.955cm" svg:y="2.51cm" svg:viewBox="0 0 0 0" draw:points="0,0">
          <text:p/>
        </draw:polygon>
        <draw:path draw:style-name="gr3" draw:text-style-name="P1" draw:layer="layout" svg:width="0.182cm" svg:height="0.172cm" svg:x="1.811cm" svg:y="1.202cm" svg:viewBox="0 0 183 173" svg:d="m91 0c52 0 92 37 92 86s-40 87-92 87-91-38-91-87 39-86 91-86z">
          <text:p/>
        </draw:path>
        <draw:path draw:style-name="gr4" draw:text-style-name="P1" draw:layer="layout" svg:width="0.08cm" svg:height="0.08cm" svg:x="1.863cm" svg:y="1.242cm" svg:viewBox="0 0 81 81" svg:d="m40 0c23 0 41 17 41 40s-18 41-41 41-40-18-40-41 17-40 40-40z">
          <text:p/>
        </draw:path>
        <draw:path draw:style-name="gr3" draw:text-style-name="P1" draw:id="id4" draw:layer="layout" svg:width="0.182cm" svg:height="0.172cm" svg:x="3.779cm" svg:y="2.336cm" svg:viewBox="0 0 183 173" svg:d="m91 0c52 0 92 37 92 86s-40 87-92 87-91-38-91-87 39-86 91-86z">
          <text:p/>
        </draw:path>
        <draw:polygon draw:style-name="gr3" draw:text-style-name="P1" draw:layer="layout" svg:width="0cm" svg:height="0cm" svg:x="3.779cm" svg:y="2.336cm" svg:viewBox="0 0 0 0" draw:points="0,0">
          <text:p/>
        </draw:polygon>
        <draw:polygon draw:style-name="gr3" draw:text-style-name="P1" draw:layer="layout" svg:width="0cm" svg:height="0cm" svg:x="3.963cm" svg:y="2.511cm" svg:viewBox="0 0 0 0" draw:points="0,0">
          <text:p/>
        </draw:polygon>
        <draw:polygon draw:style-name="gr3" draw:text-style-name="P1" draw:layer="layout" svg:width="0.111cm" svg:height="0.111cm" svg:x="3.811cm" svg:y="2.365cm" svg:viewBox="0 0 112 112" draw:points="0,0 112,112">
          <text:p/>
        </draw:polygon>
        <draw:polygon draw:style-name="gr3" draw:text-style-name="P1" draw:layer="layout" svg:width="0.111cm" svg:height="0.111cm" svg:x="3.814cm" svg:y="2.365cm" svg:viewBox="0 0 112 112" draw:points="0,112 112,0">
          <text:p/>
        </draw:polygon>
        <draw:path draw:style-name="gr3" draw:text-style-name="P1" draw:layer="layout" svg:width="3.017cm" svg:height="2.838cm" svg:x="1.449cm" svg:y="0.509cm" svg:viewBox="0 0 3018 2839" svg:d="m312 824 375 216c-57 113-89 241-89 378 0 114 22 221 62 319l-380 219 108 188 379-219c57 76 128 142 209 195l-219 379 188 109 225-391c70 26 145 43 223 52v443h217v-442c94-9 182-31 264-63l223 385 187-108-219-381c67-47 126-104 176-167l384 221 109-187-382-221c43-101 66-213 66-331 0-147-36-284-101-403l373-216-108-187-394 227c-46-48-97-90-154-127l217-376-187-109-225 390c-71-25-147-42-226-50v-441h-217v442c-67 7-131 21-192 40l-226-392-188 108 216 373c-74 45-141 100-197 163l-388-224zm1088-636c855 0 1509 614 1509 1419s-654 1420-1509 1420-1509-615-1509-1420 654-1419 1509-1419z">
          <text:p/>
        </draw:path>
        <draw:path draw:style-name="gr3" draw:text-style-name="P1" draw:layer="layout" svg:width="0.182cm" svg:height="0.172cm" svg:x="1.978cm" svg:y="1.298cm" svg:viewBox="0 0 183 173" svg:d="m91 0c52 0 92 37 92 86s-40 87-92 87-91-38-91-87 39-86 91-86z">
          <text:p/>
        </draw:path>
        <draw:path draw:style-name="gr4" draw:text-style-name="P1" draw:layer="layout" svg:width="0.08cm" svg:height="0.08cm" svg:x="2.03cm" svg:y="1.338cm" svg:viewBox="0 0 81 81" svg:d="m40 0c23 0 41 17 41 40s-18 41-41 41-40-18-40-41 17-40 40-40z">
          <text:p/>
        </draw:path>
        <draw:path draw:style-name="gr3" draw:text-style-name="P1" draw:layer="layout" svg:width="0.182cm" svg:height="0.172cm" svg:x="2.289cm" svg:y="0.776cm" svg:viewBox="0 0 183 173" svg:d="m91 0c52 0 92 37 92 86s-40 87-92 87-91-38-91-87 39-86 91-86z">
          <text:p/>
        </draw:path>
        <draw:path draw:style-name="gr4" draw:text-style-name="P1" draw:layer="layout" svg:width="0.08cm" svg:height="0.08cm" svg:x="2.341cm" svg:y="0.816cm" svg:viewBox="0 0 81 81" svg:d="m40 0c23 0 41 17 41 40s-18 41-41 41-40-18-40-41 17-40 40-40z">
          <text:p/>
        </draw:path>
        <draw:path draw:style-name="gr3" draw:text-style-name="P1" draw:layer="layout" svg:width="0.182cm" svg:height="0.172cm" svg:x="2.385cm" svg:y="0.938cm" svg:viewBox="0 0 183 173" svg:d="m91 0c52 0 92 37 92 86s-40 87-92 87-91-38-91-87 39-86 91-86z">
          <text:p/>
        </draw:path>
        <draw:path draw:style-name="gr4" draw:text-style-name="P1" draw:layer="layout" svg:width="0.08cm" svg:height="0.08cm" svg:x="2.437cm" svg:y="0.978cm" svg:viewBox="0 0 81 81" svg:d="m40 0c23 0 41 17 41 40s-18 41-41 41-40-18-40-41 17-40 40-40z">
          <text:p/>
        </draw:path>
        <draw:path draw:style-name="gr3" draw:text-style-name="P1" draw:layer="layout" svg:width="0.182cm" svg:height="0.172cm" svg:x="2.861cm" svg:y="0.646cm" svg:viewBox="0 0 183 173" svg:d="m91 0c52 0 92 37 92 86s-40 87-92 87-91-38-91-87 39-86 91-86z">
          <text:p/>
        </draw:path>
        <draw:path draw:style-name="gr4" draw:text-style-name="P1" draw:layer="layout" svg:width="0.08cm" svg:height="0.08cm" svg:x="2.913cm" svg:y="0.686cm" svg:viewBox="0 0 81 81" svg:d="m40 0c23 0 41 17 41 40s-18 41-41 41-40-18-40-41 17-40 40-40z">
          <text:p/>
        </draw:path>
        <draw:path draw:style-name="gr3" draw:text-style-name="P1" draw:layer="layout" svg:width="0.182cm" svg:height="0.172cm" svg:x="2.862cm" svg:y="0.83cm" svg:viewBox="0 0 183 173" svg:d="m91 0c52 0 92 37 92 86s-40 87-92 87-91-38-91-87 39-86 91-86z">
          <text:p/>
        </draw:path>
        <draw:path draw:style-name="gr4" draw:text-style-name="P1" draw:layer="layout" svg:width="0.08cm" svg:height="0.08cm" svg:x="2.914cm" svg:y="0.87cm" svg:viewBox="0 0 81 81" svg:d="m40 0c23 0 41 17 41 40s-18 41-41 41-40-18-40-41 17-40 40-40z">
          <text:p/>
        </draw:path>
        <draw:path draw:style-name="gr3" draw:text-style-name="P1" draw:layer="layout" svg:width="0.182cm" svg:height="0.172cm" svg:x="3.742cm" svg:y="1.275cm" svg:viewBox="0 0 183 173" svg:d="m91 0c52 0 92 37 92 86s-40 87-92 87-91-38-91-87 39-86 91-86z">
          <text:p/>
        </draw:path>
        <draw:path draw:style-name="gr4" draw:text-style-name="P1" draw:layer="layout" svg:width="0.08cm" svg:height="0.08cm" svg:x="3.794cm" svg:y="1.315cm" svg:viewBox="0 0 81 81" svg:d="m40 0c23 0 41 17 41 40s-18 41-41 41-40-18-40-41 17-40 40-40z">
          <text:p/>
        </draw:path>
        <draw:path draw:style-name="gr3" draw:text-style-name="P1" draw:layer="layout" svg:width="0.182cm" svg:height="0.172cm" svg:x="3.462cm" svg:y="0.789cm" svg:viewBox="0 0 183 173" svg:d="m91 0c52 0 92 37 92 86s-40 87-92 87-91-38-91-87 39-86 91-86z">
          <text:p/>
        </draw:path>
        <draw:path draw:style-name="gr4" draw:text-style-name="P1" draw:layer="layout" svg:width="0.08cm" svg:height="0.08cm" svg:x="3.514cm" svg:y="0.829cm" svg:viewBox="0 0 81 81" svg:d="m40 0c23 0 41 17 41 40s-18 41-41 41-40-18-40-41 17-40 40-40z">
          <text:p/>
        </draw:path>
        <draw:path draw:style-name="gr3" draw:text-style-name="P1" draw:layer="layout" svg:width="0.182cm" svg:height="0.172cm" svg:x="3.373cm" svg:y="0.952cm" svg:viewBox="0 0 183 173" svg:d="m91 0c52 0 92 37 92 86s-40 87-92 87-91-38-91-87 39-86 91-86z">
          <text:p/>
        </draw:path>
        <draw:path draw:style-name="gr4" draw:text-style-name="P1" draw:layer="layout" svg:width="0.08cm" svg:height="0.08cm" svg:x="3.425cm" svg:y="0.992cm" svg:viewBox="0 0 81 81" svg:d="m40 0c23 0 41 17 41 40s-18 41-41 41-40-18-40-41 17-40 40-40z">
          <text:p/>
        </draw:path>
        <draw:path draw:style-name="gr3" draw:text-style-name="P1" draw:id="id2" draw:layer="layout" svg:width="0.182cm" svg:height="0.172cm" svg:x="3.905cm" svg:y="1.177cm" svg:viewBox="0 0 183 173" svg:d="m91 0c52 0 92 37 92 86s-40 87-92 87-91-38-91-87 39-86 91-86z">
          <text:p/>
        </draw:path>
        <draw:path draw:style-name="gr4" draw:text-style-name="P1" draw:layer="layout" svg:width="0.08cm" svg:height="0.08cm" svg:x="3.957cm" svg:y="1.217cm" svg:viewBox="0 0 81 81" svg:d="m40 0c23 0 41 17 41 40s-18 41-41 41-40-18-40-41 17-40 40-40z">
          <text:p/>
        </draw:path>
        <draw:polygon draw:style-name="gr3" draw:text-style-name="P1" draw:layer="layout" svg:width="0cm" svg:height="0cm" svg:x="1.784cm" svg:y="2.431cm" svg:viewBox="0 0 0 0" draw:points="0,0">
          <text:p/>
        </draw:polygon>
        <draw:polygon draw:style-name="gr3" draw:text-style-name="P1" draw:layer="layout" svg:width="0cm" svg:height="0cm" svg:x="1.957cm" svg:y="2.595cm" svg:viewBox="0 0 0 0" draw:points="0,0">
          <text:p/>
        </draw:polygon>
        <draw:path draw:style-name="gr3" draw:text-style-name="P1" draw:layer="layout" svg:width="0.182cm" svg:height="0.172cm" svg:x="1.781cm" svg:y="2.421cm" svg:viewBox="0 0 183 173" svg:d="m91 0c52 0 92 37 92 86s-40 87-92 87-91-38-91-87 39-86 91-86z">
          <text:p/>
        </draw:path>
        <draw:polygon draw:style-name="gr3" draw:text-style-name="P1" draw:layer="layout" svg:width="0cm" svg:height="0cm" svg:x="1.781cm" svg:y="2.421cm" svg:viewBox="0 0 0 0" draw:points="0,0">
          <text:p/>
        </draw:polygon>
        <draw:polygon draw:style-name="gr3" draw:text-style-name="P1" draw:layer="layout" svg:width="0cm" svg:height="0cm" svg:x="1.965cm" svg:y="2.596cm" svg:viewBox="0 0 0 0" draw:points="0,0">
          <text:p/>
        </draw:polygon>
        <draw:polygon draw:style-name="gr3" draw:text-style-name="P1" draw:layer="layout" svg:width="0.111cm" svg:height="0.111cm" svg:x="1.813cm" svg:y="2.45cm" svg:viewBox="0 0 112 112" draw:points="0,0 112,112">
          <text:p/>
        </draw:polygon>
        <draw:polygon draw:style-name="gr3" draw:text-style-name="P1" draw:layer="layout" svg:width="0.111cm" svg:height="0.111cm" svg:x="1.816cm" svg:y="2.45cm" svg:viewBox="0 0 112 112" draw:points="0,112 112,0">
          <text:p/>
        </draw:polygon>
        <draw:polygon draw:style-name="gr3" draw:text-style-name="P1" draw:layer="layout" svg:width="0cm" svg:height="0cm" svg:x="1.953cm" svg:y="2.333cm" svg:viewBox="0 0 0 0" draw:points="0,0">
          <text:p/>
        </draw:polygon>
        <draw:polygon draw:style-name="gr3" draw:text-style-name="P1" draw:layer="layout" svg:width="0cm" svg:height="0cm" svg:x="2.126cm" svg:y="2.497cm" svg:viewBox="0 0 0 0" draw:points="0,0">
          <text:p/>
        </draw:polygon>
        <draw:path draw:style-name="gr3" draw:text-style-name="P1" draw:layer="layout" svg:width="0.182cm" svg:height="0.172cm" svg:x="1.95cm" svg:y="2.323cm" svg:viewBox="0 0 183 173" svg:d="m91 0c52 0 92 37 92 86s-40 87-92 87-91-38-91-87 39-86 91-86z">
          <text:p/>
        </draw:path>
        <draw:polygon draw:style-name="gr3" draw:text-style-name="P1" draw:layer="layout" svg:width="0cm" svg:height="0cm" svg:x="1.95cm" svg:y="2.323cm" svg:viewBox="0 0 0 0" draw:points="0,0">
          <text:p/>
        </draw:polygon>
        <draw:polygon draw:style-name="gr3" draw:text-style-name="P1" draw:layer="layout" svg:width="0cm" svg:height="0cm" svg:x="2.134cm" svg:y="2.498cm" svg:viewBox="0 0 0 0" draw:points="0,0">
          <text:p/>
        </draw:polygon>
        <draw:polygon draw:style-name="gr3" draw:text-style-name="P1" draw:layer="layout" svg:width="0.111cm" svg:height="0.111cm" svg:x="1.982cm" svg:y="2.352cm" svg:viewBox="0 0 112 112" draw:points="0,0 112,112">
          <text:p/>
        </draw:polygon>
        <draw:polygon draw:style-name="gr3" draw:text-style-name="P1" draw:layer="layout" svg:width="0.111cm" svg:height="0.111cm" svg:x="1.985cm" svg:y="2.352cm" svg:viewBox="0 0 112 112" draw:points="0,112 112,0">
          <text:p/>
        </draw:polygon>
        <draw:polygon draw:style-name="gr3" draw:text-style-name="P1" draw:layer="layout" svg:width="0cm" svg:height="0cm" svg:x="2.261cm" svg:y="2.898cm" svg:viewBox="0 0 0 0" draw:points="0,0">
          <text:p/>
        </draw:polygon>
        <draw:polygon draw:style-name="gr3" draw:text-style-name="P1" draw:layer="layout" svg:width="0cm" svg:height="0cm" svg:x="2.434cm" svg:y="3.062cm" svg:viewBox="0 0 0 0" draw:points="0,0">
          <text:p/>
        </draw:polygon>
        <draw:path draw:style-name="gr3" draw:text-style-name="P1" draw:layer="layout" svg:width="0.182cm" svg:height="0.172cm" svg:x="2.258cm" svg:y="2.888cm" svg:viewBox="0 0 183 173" svg:d="m91 0c52 0 92 37 92 86s-40 87-92 87-91-38-91-87 39-86 91-86z">
          <text:p/>
        </draw:path>
        <draw:polygon draw:style-name="gr3" draw:text-style-name="P1" draw:layer="layout" svg:width="0cm" svg:height="0cm" svg:x="2.258cm" svg:y="2.888cm" svg:viewBox="0 0 0 0" draw:points="0,0">
          <text:p/>
        </draw:polygon>
        <draw:polygon draw:style-name="gr3" draw:text-style-name="P1" draw:layer="layout" svg:width="0cm" svg:height="0cm" svg:x="2.442cm" svg:y="3.063cm" svg:viewBox="0 0 0 0" draw:points="0,0">
          <text:p/>
        </draw:polygon>
        <draw:polygon draw:style-name="gr3" draw:text-style-name="P1" draw:layer="layout" svg:width="0.111cm" svg:height="0.111cm" svg:x="2.29cm" svg:y="2.917cm" svg:viewBox="0 0 112 112" draw:points="0,0 112,112">
          <text:p/>
        </draw:polygon>
        <draw:polygon draw:style-name="gr3" draw:text-style-name="P1" draw:layer="layout" svg:width="0.111cm" svg:height="0.111cm" svg:x="2.293cm" svg:y="2.917cm" svg:viewBox="0 0 112 112" draw:points="0,112 112,0">
          <text:p/>
        </draw:polygon>
        <draw:polygon draw:style-name="gr3" draw:text-style-name="P1" draw:layer="layout" svg:width="0cm" svg:height="0cm" svg:x="2.357cm" svg:y="2.734cm" svg:viewBox="0 0 0 0" draw:points="0,0">
          <text:p/>
        </draw:polygon>
        <draw:polygon draw:style-name="gr3" draw:text-style-name="P1" draw:layer="layout" svg:width="0cm" svg:height="0cm" svg:x="2.53cm" svg:y="2.898cm" svg:viewBox="0 0 0 0" draw:points="0,0">
          <text:p/>
        </draw:polygon>
        <draw:path draw:style-name="gr3" draw:text-style-name="P1" draw:layer="layout" svg:width="0.182cm" svg:height="0.172cm" svg:x="2.354cm" svg:y="2.724cm" svg:viewBox="0 0 183 173" svg:d="m91 0c52 0 92 37 92 86s-40 87-92 87-91-38-91-87 39-86 91-86z">
          <text:p/>
        </draw:path>
        <draw:polygon draw:style-name="gr3" draw:text-style-name="P1" draw:layer="layout" svg:width="0cm" svg:height="0cm" svg:x="2.354cm" svg:y="2.724cm" svg:viewBox="0 0 0 0" draw:points="0,0">
          <text:p/>
        </draw:polygon>
        <draw:polygon draw:style-name="gr3" draw:text-style-name="P1" draw:layer="layout" svg:width="0cm" svg:height="0cm" svg:x="2.538cm" svg:y="2.899cm" svg:viewBox="0 0 0 0" draw:points="0,0">
          <text:p/>
        </draw:polygon>
        <draw:polygon draw:style-name="gr3" draw:text-style-name="P1" draw:layer="layout" svg:width="0.111cm" svg:height="0.111cm" svg:x="2.386cm" svg:y="2.753cm" svg:viewBox="0 0 112 112" draw:points="0,0 112,112">
          <text:p/>
        </draw:polygon>
        <draw:polygon draw:style-name="gr3" draw:text-style-name="P1" draw:layer="layout" svg:width="0.111cm" svg:height="0.111cm" svg:x="2.389cm" svg:y="2.753cm" svg:viewBox="0 0 112 112" draw:points="0,112 112,0">
          <text:p/>
        </draw:polygon>
        <draw:polygon draw:style-name="gr3" draw:text-style-name="P1" draw:layer="layout" svg:width="0cm" svg:height="0cm" svg:x="2.861cm" svg:y="3.048cm" svg:viewBox="0 0 0 0" draw:points="0,0">
          <text:p/>
        </draw:polygon>
        <draw:polygon draw:style-name="gr3" draw:text-style-name="P1" draw:layer="layout" svg:width="0cm" svg:height="0cm" svg:x="3.034cm" svg:y="3.212cm" svg:viewBox="0 0 0 0" draw:points="0,0">
          <text:p/>
        </draw:polygon>
        <draw:path draw:style-name="gr3" draw:text-style-name="P1" draw:layer="layout" svg:width="0.182cm" svg:height="0.172cm" svg:x="2.858cm" svg:y="3.038cm" svg:viewBox="0 0 183 173" svg:d="m91 0c52 0 92 37 92 86s-40 87-92 87-91-38-91-87 39-86 91-86z">
          <text:p/>
        </draw:path>
        <draw:polygon draw:style-name="gr3" draw:text-style-name="P1" draw:layer="layout" svg:width="0cm" svg:height="0cm" svg:x="2.858cm" svg:y="3.038cm" svg:viewBox="0 0 0 0" draw:points="0,0">
          <text:p/>
        </draw:polygon>
        <draw:polygon draw:style-name="gr3" draw:text-style-name="P1" draw:layer="layout" svg:width="0cm" svg:height="0cm" svg:x="3.042cm" svg:y="3.213cm" svg:viewBox="0 0 0 0" draw:points="0,0">
          <text:p/>
        </draw:polygon>
        <draw:polygon draw:style-name="gr3" draw:text-style-name="P1" draw:layer="layout" svg:width="0.111cm" svg:height="0.111cm" svg:x="2.89cm" svg:y="3.067cm" svg:viewBox="0 0 112 112" draw:points="0,0 112,112">
          <text:p/>
        </draw:polygon>
        <draw:polygon draw:style-name="gr3" draw:text-style-name="P1" draw:layer="layout" svg:width="0.111cm" svg:height="0.111cm" svg:x="2.893cm" svg:y="3.067cm" svg:viewBox="0 0 112 112" draw:points="0,112 112,0">
          <text:p/>
        </draw:polygon>
        <draw:polygon draw:style-name="gr3" draw:text-style-name="P1" draw:layer="layout" svg:width="0cm" svg:height="0cm" svg:x="2.861cm" svg:y="2.865cm" svg:viewBox="0 0 0 0" draw:points="0,0">
          <text:p/>
        </draw:polygon>
        <draw:polygon draw:style-name="gr3" draw:text-style-name="P1" draw:layer="layout" svg:width="0cm" svg:height="0cm" svg:x="3.034cm" svg:y="3.029cm" svg:viewBox="0 0 0 0" draw:points="0,0">
          <text:p/>
        </draw:polygon>
        <draw:path draw:style-name="gr3" draw:text-style-name="P1" draw:layer="layout" svg:width="0.182cm" svg:height="0.172cm" svg:x="2.858cm" svg:y="2.855cm" svg:viewBox="0 0 183 173" svg:d="m91 0c52 0 92 37 92 86s-40 87-92 87-91-38-91-87 39-86 91-86z">
          <text:p/>
        </draw:path>
        <draw:polygon draw:style-name="gr3" draw:text-style-name="P1" draw:layer="layout" svg:width="0cm" svg:height="0cm" svg:x="2.858cm" svg:y="2.855cm" svg:viewBox="0 0 0 0" draw:points="0,0">
          <text:p/>
        </draw:polygon>
        <draw:polygon draw:style-name="gr3" draw:text-style-name="P1" draw:layer="layout" svg:width="0cm" svg:height="0cm" svg:x="3.042cm" svg:y="3.03cm" svg:viewBox="0 0 0 0" draw:points="0,0">
          <text:p/>
        </draw:polygon>
        <draw:polygon draw:style-name="gr3" draw:text-style-name="P1" draw:layer="layout" svg:width="0.111cm" svg:height="0.111cm" svg:x="2.89cm" svg:y="2.884cm" svg:viewBox="0 0 112 112" draw:points="0,0 112,112">
          <text:p/>
        </draw:polygon>
        <draw:polygon draw:style-name="gr3" draw:text-style-name="P1" draw:layer="layout" svg:width="0.111cm" svg:height="0.111cm" svg:x="2.893cm" svg:y="2.884cm" svg:viewBox="0 0 112 112" draw:points="0,112 112,0">
          <text:p/>
        </draw:polygon>
        <draw:polygon draw:style-name="gr3" draw:text-style-name="P1" draw:layer="layout" svg:width="0cm" svg:height="0cm" svg:x="3.499cm" svg:y="2.883cm" svg:viewBox="0 0 0 0" draw:points="0,0">
          <text:p/>
        </draw:polygon>
        <draw:polygon draw:style-name="gr3" draw:text-style-name="P1" draw:layer="layout" svg:width="0cm" svg:height="0cm" svg:x="3.672cm" svg:y="3.047cm" svg:viewBox="0 0 0 0" draw:points="0,0">
          <text:p/>
        </draw:polygon>
        <draw:path draw:style-name="gr3" draw:text-style-name="P1" draw:layer="layout" svg:width="0.182cm" svg:height="0.172cm" svg:x="3.496cm" svg:y="2.873cm" svg:viewBox="0 0 183 173" svg:d="m91 0c52 0 92 37 92 86s-40 87-92 87-91-38-91-87 39-86 91-86z">
          <text:p/>
        </draw:path>
        <draw:polygon draw:style-name="gr3" draw:text-style-name="P1" draw:layer="layout" svg:width="0cm" svg:height="0cm" svg:x="3.496cm" svg:y="2.873cm" svg:viewBox="0 0 0 0" draw:points="0,0">
          <text:p/>
        </draw:polygon>
        <draw:polygon draw:style-name="gr3" draw:text-style-name="P1" draw:layer="layout" svg:width="0cm" svg:height="0cm" svg:x="3.68cm" svg:y="3.048cm" svg:viewBox="0 0 0 0" draw:points="0,0">
          <text:p/>
        </draw:polygon>
        <draw:polygon draw:style-name="gr3" draw:text-style-name="P1" draw:layer="layout" svg:width="0.111cm" svg:height="0.111cm" svg:x="3.528cm" svg:y="2.902cm" svg:viewBox="0 0 112 112" draw:points="0,0 112,112">
          <text:p/>
        </draw:polygon>
        <draw:polygon draw:style-name="gr3" draw:text-style-name="P1" draw:layer="layout" svg:width="0.111cm" svg:height="0.111cm" svg:x="3.531cm" svg:y="2.902cm" svg:viewBox="0 0 112 112" draw:points="0,112 112,0">
          <text:p/>
        </draw:polygon>
        <draw:polygon draw:style-name="gr3" draw:text-style-name="P1" draw:layer="layout" svg:width="0cm" svg:height="0cm" svg:x="3.405cm" svg:y="2.719cm" svg:viewBox="0 0 0 0" draw:points="0,0">
          <text:p/>
        </draw:polygon>
        <draw:polygon draw:style-name="gr3" draw:text-style-name="P1" draw:layer="layout" svg:width="0cm" svg:height="0cm" svg:x="3.578cm" svg:y="2.883cm" svg:viewBox="0 0 0 0" draw:points="0,0">
          <text:p/>
        </draw:polygon>
        <draw:path draw:style-name="gr3" draw:text-style-name="P1" draw:layer="layout" svg:width="0.182cm" svg:height="0.172cm" svg:x="3.402cm" svg:y="2.709cm" svg:viewBox="0 0 183 173" svg:d="m91 0c52 0 92 37 92 86s-40 87-92 87-91-38-91-87 39-86 91-86z">
          <text:p/>
        </draw:path>
        <draw:polygon draw:style-name="gr3" draw:text-style-name="P1" draw:layer="layout" svg:width="0cm" svg:height="0cm" svg:x="3.402cm" svg:y="2.709cm" svg:viewBox="0 0 0 0" draw:points="0,0">
          <text:p/>
        </draw:polygon>
        <draw:polygon draw:style-name="gr3" draw:text-style-name="P1" draw:layer="layout" svg:width="0cm" svg:height="0cm" svg:x="3.586cm" svg:y="2.884cm" svg:viewBox="0 0 0 0" draw:points="0,0">
          <text:p/>
        </draw:polygon>
        <draw:polygon draw:style-name="gr3" draw:text-style-name="P1" draw:layer="layout" svg:width="0.111cm" svg:height="0.111cm" svg:x="3.434cm" svg:y="2.738cm" svg:viewBox="0 0 112 112" draw:points="0,0 112,112">
          <text:p/>
        </draw:polygon>
        <draw:polygon draw:style-name="gr3" draw:text-style-name="P1" draw:layer="layout" svg:width="0.111cm" svg:height="0.111cm" svg:x="3.437cm" svg:y="2.738cm" svg:viewBox="0 0 112 112" draw:points="0,112 112,0">
          <text:p/>
        </draw:polygon>
        <draw:polygon draw:style-name="gr3" draw:text-style-name="P1" draw:layer="layout" svg:width="0cm" svg:height="0cm" svg:x="3.951cm" svg:y="2.445cm" svg:viewBox="0 0 0 0" draw:points="0,0">
          <text:p/>
        </draw:polygon>
        <draw:polygon draw:style-name="gr3" draw:text-style-name="P1" draw:layer="layout" svg:width="0cm" svg:height="0cm" svg:x="4.124cm" svg:y="2.609cm" svg:viewBox="0 0 0 0" draw:points="0,0">
          <text:p/>
        </draw:polygon>
        <draw:path draw:style-name="gr3" draw:text-style-name="P1" draw:layer="layout" svg:width="0.182cm" svg:height="0.172cm" svg:x="3.948cm" svg:y="2.435cm" svg:viewBox="0 0 183 173" svg:d="m91 0c52 0 92 37 92 86s-40 87-92 87-91-38-91-87 39-86 91-86z">
          <text:p/>
        </draw:path>
        <draw:polygon draw:style-name="gr3" draw:text-style-name="P1" draw:layer="layout" svg:width="0cm" svg:height="0cm" svg:x="3.948cm" svg:y="2.435cm" svg:viewBox="0 0 0 0" draw:points="0,0">
          <text:p/>
        </draw:polygon>
        <draw:polygon draw:style-name="gr3" draw:text-style-name="P1" draw:layer="layout" svg:width="0cm" svg:height="0cm" svg:x="4.132cm" svg:y="2.61cm" svg:viewBox="0 0 0 0" draw:points="0,0">
          <text:p/>
        </draw:polygon>
        <draw:polygon draw:style-name="gr3" draw:text-style-name="P1" draw:layer="layout" svg:width="0.111cm" svg:height="0.111cm" svg:x="3.98cm" svg:y="2.464cm" svg:viewBox="0 0 112 112" draw:points="0,0 112,112">
          <text:p/>
        </draw:polygon>
        <draw:polygon draw:style-name="gr3" draw:text-style-name="P1" draw:id="id6" draw:layer="layout" svg:width="0.111cm" svg:height="0.111cm" svg:x="3.983cm" svg:y="2.464cm" svg:viewBox="0 0 112 112" draw:points="0,112 112,0">
          <text:p/>
        </draw:polygon>
        <draw:line draw:style-name="gr5" draw:text-style-name="P1" draw:layer="layout" svg:x1="2.93cm" svg:y1="1.884cm" svg:x2="5.112cm" svg:y2="1.884cm">
          <text:p/>
        </draw:line>
        <draw:line draw:style-name="gr5" draw:text-style-name="P1" draw:layer="layout" svg:x1="2.93cm" svg:y1="1.899cm" svg:x2="3.707cm" svg:y2="1.45cm">
          <text:p/>
        </draw:line>
        <draw:custom-shape draw:style-name="gr6" draw:text-style-name="P1" draw:layer="layout" svg:width="1.615cm" svg:height="1.54cm" svg:x="2.152cm" svg:y="1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1" draw:layer="layout" svg:width="2.526cm" svg:height="1.353cm" svg:x="5.218cm" svg:y="0.06cm">
          <draw:text-box>
            <text:p text:style-name="P2"><text:span text:style-name="T1">یہ شگاف تیس</text:span><text:span text:style-name="T1"> </text:span></text:p>
            <text:p text:style-name="P2"><text:span text:style-name="T1">درجہ زاویہ پر ہے</text:span></text:p>
          </draw:text-box>
          <draw:glue-point draw:id="4" svg:x="-4.135cm" svg:y="-2.711cm"/>
        </draw:frame>
        <draw:connector draw:style-name="gr2" draw:text-style-name="P1" draw:layer="layout" draw:type="curve" svg:x1="5.437cm" svg:y1="0.37cm" svg:x2="3.996cm" svg:y2="1.177cm" draw:start-shape="id1" draw:start-glue-point="4" draw:end-shape="id2" draw:end-glue-point="0" svg:d="m5437 370c-961 0-1441 269-1441 807">
          <text:p/>
        </draw:connector>
        <draw:frame draw:style-name="gr7" draw:text-style-name="P3" draw:id="id3" draw:layer="layout" svg:width="2.83cm" svg:height="0.802cm" svg:x="5.788cm" svg:y="1.57cm">
          <draw:text-box>
            <text:p text:style-name="P2"><text:span text:style-name="T1">لچھا اندر جانب ہے</text:span></text:p>
          </draw:text-box>
          <draw:glue-point draw:id="4" svg:x="-4.135cm" svg:y="-2.711cm"/>
          <draw:glue-point draw:id="5" svg:x="-4.113cm" svg:y="0.586cm"/>
        </draw:frame>
        <draw:frame draw:style-name="gr7" draw:text-style-name="P3" draw:id="id5" draw:layer="layout" svg:width="2.758cm" svg:height="0.802cm" svg:x="5.789cm" svg:y="2.467cm">
          <draw:text-box>
            <text:p text:style-name="P2"><text:span text:style-name="T1">لچھا باہر جانب ہے</text:span></text:p>
          </draw:text-box>
          <draw:glue-point draw:id="4" svg:x="-4.135cm" svg:y="-2.711cm"/>
          <draw:glue-point draw:id="5" svg:x="-3.875cm" svg:y="0.399cm"/>
        </draw:frame>
        <draw:connector draw:style-name="gr2" draw:text-style-name="P1" draw:layer="layout" draw:type="curve" draw:line-skew="0cm 0.296cm" svg:x1="6.04cm" svg:y1="2.017cm" svg:x2="3.87cm" svg:y2="2.336cm" draw:start-shape="id3" draw:start-glue-point="5" draw:end-shape="id4" draw:end-glue-point="0" svg:d="m6040 2017c-1747 0-1456 57-1561 60s-609-48-609 259">
          <text:p/>
        </draw:connector>
        <draw:connector draw:style-name="gr2" draw:text-style-name="P1" draw:layer="layout" draw:type="curve" svg:x1="6.1cm" svg:y1="2.899cm" svg:x2="4.095cm" svg:y2="2.52cm" draw:start-shape="id5" draw:start-glue-point="5" draw:end-shape="id6" draw:end-glue-point="1" svg:d="m6100 2899c-1737 0-735-379-2005-3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5-10T13:03:50</dc:date>
    <dc:creator>khalid khan</dc:creator>
    <meta:editing-duration>PT04H54M01S</meta:editing-duration>
    <meta:editing-cycles>26</meta:editing-cycles>
    <meta:generator>OpenOffice.org/3.1$Linux OpenOffice.org_project/310m19$Build-9420</meta:generator>
    <meta:document-statistic meta:object-count="113"/>
  </office:meta>
</office:document-meta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50</math:mn>
    </math:msub>
    <math:annotation math:encoding="StarMath 5.0">a_15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50</math:mn>
      </math:msub>
    </math:mrow>
    <math:annotation math:encoding="StarMath 5.0">-a_15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20</math:mn>
      </math:msub>
    </math:mrow>
    <math:annotation math:encoding="StarMath 5.0">-a_12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90</math:mn>
      </math:msub>
    </math:mrow>
    <math:annotation math:encoding="StarMath 5.0">-a_9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60</math:mn>
      </math:msub>
    </math:mrow>
    <math:annotation math:encoding="StarMath 5.0">-a_6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n>30</math:mn>
      <math:mn>0</math:mn>
    </math:msup>
    <math:annotation math:encoding="StarMath 5.0">30^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30</math:mn>
      </math:msub>
    </math:mrow>
    <math:annotation math:encoding="StarMath 5.0">-a_30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0</math:mn>
    </math:msub>
    <math:annotation math:encoding="StarMath 5.0">a_3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a</math:mi>
      <math:mn>60</math:mn>
    </math:msub>
    <math:annotation math:encoding="StarMath 5.0">a_6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a</math:mi>
      <math:mn>90</math:mn>
    </math:msub>
    <math:annotation math:encoding="StarMath 5.0">a_9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20</math:mn>
    </math:msub>
    <math:annotation math:encoding="StarMath 5.0">a_120</math:annotation>
  </math:semantics>
</math:math>
</file>